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style:writing-mode="lr-tb"/>
      <style:text-properties officeooo:paragraph-rsid="0009a527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text-underline-style="solid" style:text-underline-width="auto" style:text-underline-color="font-color" fo:font-weight="bold" officeooo:paragraph-rsid="0009a527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weight="bold" officeooo:paragraph-rsid="0009a52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09a527"/>
    </style:style>
    <style:style style:name="P5" style:family="paragraph" style:parent-style-name="Standard" style:list-style-name="LS3">
      <style:text-properties officeooo:paragraph-rsid="000d9a69"/>
    </style:style>
    <style:style style:name="P6" style:family="paragraph" style:parent-style-name="Standard" style:list-style-name="LS3">
      <style:text-properties officeooo:rsid="000ae5e1" officeooo:paragraph-rsid="000d9a69"/>
    </style:style>
    <style:style style:name="P7" style:family="paragraph" style:parent-style-name="Standard" style:list-style-name="LS3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officeooo:paragraph-rsid="0009a527"/>
    </style:style>
    <style:style style:name="P8" style:family="paragraph" style:parent-style-name="Standard" style:list-style-name="LS3">
      <style:paragraph-properties fo:margin-top="0in" fo:margin-bottom="0in" style:contextual-spacing="false" fo:line-height="115%" fo:text-align="justify" style:justify-single-word="false" style:writing-mode="lr-tb"/>
      <style:text-properties officeooo:paragraph-rsid="000d9a69"/>
    </style:style>
    <style:style style:name="P9" style:family="paragraph" style:parent-style-name="Standard" style:list-style-name="LS3">
      <style:paragraph-properties fo:margin-top="0in" fo:margin-bottom="0in" style:contextual-spacing="false" fo:line-height="115%" fo:text-align="justify" style:justify-single-word="false" style:writing-mode="lr-tb"/>
      <style:text-properties fo:font-weight="normal" officeooo:rsid="001660dd" officeooo:paragraph-rsid="000d9a69" style:font-weight-asian="normal" style:font-weight-complex="normal"/>
    </style:style>
    <style:style style:name="P10" style:family="paragraph" style:parent-style-name="Standard" style:list-style-name="LS3">
      <style:paragraph-properties fo:line-height="115%" fo:text-align="justify" style:justify-single-word="false" style:writing-mode="lr-tb"/>
      <style:text-properties fo:font-weight="normal" officeooo:rsid="001d0ba6" officeooo:paragraph-rsid="000d9a69" style:font-weight-asian="normal" style:font-weight-complex="normal"/>
    </style:style>
    <style:style style:name="P11" style:family="paragraph" style:parent-style-name="Standard" style:list-style-name="LS3">
      <style:paragraph-properties fo:line-height="115%" fo:text-align="justify" style:justify-single-word="false" style:writing-mode="lr-tb"/>
      <style:text-properties fo:font-weight="normal" officeooo:rsid="00391183" officeooo:paragraph-rsid="000d9a69" style:font-weight-asian="normal" style:font-weight-complex="normal"/>
    </style:style>
    <style:style style:name="P12" style:family="paragraph" style:parent-style-name="Standard" style:list-style-name="LS3">
      <style:paragraph-properties fo:line-height="115%" fo:text-align="justify" style:justify-single-word="false" style:writing-mode="lr-tb"/>
      <style:text-properties fo:font-weight="normal" officeooo:rsid="001d320c" officeooo:paragraph-rsid="000d9a6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dd4f"/>
    </style:style>
    <style:style style:name="T3" style:family="text">
      <style:text-properties officeooo:rsid="000a5ad8"/>
    </style:style>
    <style:style style:name="T4" style:family="text">
      <style:text-properties officeooo:rsid="000aed6d"/>
    </style:style>
    <style:style style:name="T5" style:family="text">
      <style:text-properties officeooo:rsid="000b3375"/>
    </style:style>
    <style:style style:name="T6" style:family="text">
      <style:text-properties officeooo:rsid="000bd6e4"/>
    </style:style>
    <style:style style:name="T7" style:family="text">
      <style:text-properties officeooo:rsid="00192abf"/>
    </style:style>
    <style:style style:name="T8" style:family="text">
      <style:text-properties officeooo:rsid="0037d334"/>
    </style:style>
    <style:style style:name="T9" style:family="text">
      <style:text-properties officeooo:rsid="000d5a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ory</text:p>
      <text:p text:style-name="P3">Roles</text:p>
      <text:p text:style-name="P4"><text:span text:style-name="T2">Customer</text:span> - The <text:span text:style-name="T3">customer browses and interacts within the store page</text:span></text:p>
      <text:p text:style-name="P4">Admin - The admin <text:span text:style-name="T3">is responsible in handling and managing orders and inventory in the admin dashboard. </text:span></text:p>
      <text:p text:style-name="P1"/>
      <text:p text:style-name="P3">Role Attributes</text:p>
      <text:p text:style-name="P4"><text:span text:style-name="T4">Customer</text:span>:</text:p>
      <text:p text:style-name="P4">Frequency of Use: Everyday</text:p>
      <text:p text:style-name="P4">Domain Expertise: Moderate</text:p>
      <text:p text:style-name="P4">Computer Expertise: Good</text:p>
      <text:p text:style-name="P4">General Goals: <text:span text:style-name="T6">Browse and buy products he need in the site. </text:span></text:p>
      <text:p text:style-name="P4"/>
      <text:p text:style-name="P4">Admin:</text:p>
      <text:p text:style-name="P4">Frequency of Use: Everyday</text:p>
      <text:p text:style-name="P4">Domain Expertise: Excellent</text:p>
      <text:p text:style-name="P4">Computer Expertise: Excellent</text:p>
      <text:p text:style-name="P4">General Goals: <text:span text:style-name="T5">Manage orders and inventory</text:span></text:p>
      <text:p text:style-name="P4"/>
      <text:p text:style-name="P3">Persona</text:p>
      <text:p text:style-name="P3"/>
      <text:p text:style-name="P3">User</text:p>
      <text:p text:style-name="P4">Akira loves shopping. Akira loves buying some rock magazines, manga, novels, gadgets, accessories and even the latest ones. Sometimes Akira is having a hard time dealing laziness because Akira doesn’t like to go to a mall for shopping but he wants to buy some products from a mall. Akira found S-List. After finding S-List, Akira found out that buying products online is easier and Akira found out that there is no need to go to a mall for shopping.</text:p>
      <text:p text:style-name="P3"><text:s/></text:p>
      <text:p text:style-name="P3">Admin</text:p>
      <text:p text:style-name="P4">Jane was a blogger who likes shopping. The owner of the website hired her to manage the website. Her job is to add a product, make a product be featured in the home page, add new categories for the products, update the information of a product, and delete a product</text:p>
      <text:p text:style-name="P4"/>
      <text:p text:style-name="P4"><text:span text:style-name="T1">User Stories</text:span><text:tab/> <text:tab/> <text:tab/></text:p>
      <text:list xml:id="list5948979853163725132" text:style-name="LS3">
        <text:list-item>
          <text:p text:style-name="P5">As an admin, I want to login to the website</text:p>
        </text:list-item>
        <text:list-item>
          <text:p text:style-name="P5">As an admin, I want to be able to logout of the website</text:p>
        </text:list-item>
        <text:list-item>
          <text:p text:style-name="P5">As a customer, I want to login to the website</text:p>
        </text:list-item>
        <text:list-item>
          <text:p text:style-name="P5">As a customer, I want to be able to logout of the website</text:p>
        </text:list-item>
        <text:list-item>
          <text:p text:style-name="P5">As a customer, I want to register to the website</text:p>
        </text:list-item>
        <text:list-item>
          <text:p text:style-name="P10">As the customer, I want to be able to view the order<text:span text:style-name="T8">s</text:span> i've made so that I could track the status of my order. </text:p>
        </text:list-item>
        <text:list-item>
          <text:p text:style-name="P11">As the customer, I want to view the items in my wishlist</text:p>
        </text:list-item>
        <text:list-item>
          <text:p text:style-name="P11">As the customer, I want to view the reviews I submitted for the products I bought</text:p>
        </text:list-item>
        <text:list-item>
          <text:p text:style-name="P12"><text:soft-page-break/>As the customer, I want to be able to re-order products i've ordered in the past</text:p>
        </text:list-item>
        <text:list-item>
          <text:p text:style-name="P11">As the customer, I want to update my profile settings</text:p>
        </text:list-item>
        <text:list-item>
          <text:p text:style-name="P9">As an admin, I want to view the orders of my customers</text:p>
        </text:list-item>
        <text:list-item>
          <text:p text:style-name="P9">As an admin, I want to add products</text:p>
        </text:list-item>
        <text:list-item>
          <text:p text:style-name="P9">As an admin, I want to view all the products</text:p>
        </text:list-item>
        <text:list-item>
          <text:p text:style-name="P9">As an admin, I want to view all my customers</text:p>
        </text:list-item>
        <text:list-item>
          <text:p text:style-name="P9">As an admin, I want to view my sales report</text:p>
        </text:list-item>
        <text:list-item>
          <text:p text:style-name="P5">As a customer, I want to filter the product by its brand and its price</text:p>
        </text:list-item>
        <text:list-item>
          <text:p text:style-name="P6">As a customer, I want to share the product to social media sites</text:p>
        </text:list-item>
        <text:list-item>
          <text:p text:style-name="P5">As a customer, I want to add the product to my wishlist</text:p>
        </text:list-item>
        <text:list-item>
          <text:p text:style-name="P5">As a customer I want to search a particular product </text:p>
        </text:list-item>
        <text:list-item>
          <text:p text:style-name="P5">As a customer, I want to <text:span text:style-name="T9">add a product feedback</text:span></text:p>
        </text:list-item>
        <text:list-item>
          <text:p text:style-name="P8">As a customer, I want to view the related products</text:p>
        </text:list-item>
      </text:list>
      <text:p text:style-name="P1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8:26:34.702835353</meta:creation-date>
    <dc:date>2016-02-09T18:23:40.633945792</dc:date>
    <meta:editing-duration>PT3M52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480" meta:character-count="2460" meta:non-whitespace-character-count="2031"/>
  </office:meta>
</office:document-meta>
</file>